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Semibold" style:font-pitch="variable"/>
    <style:font-face style:name="Source Code Pro1" svg:font-family="'Source Code Pro'" style:font-adornments="Semibold" style:font-pitch="fixed"/>
    <style:font-face style:name="Source Code Pro2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Basics of Secure Shell Protocol (SSH)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09-25-23</text:p>
            <text:p>Sean Map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SSH is</text:p>
              </text:list-item>
              <text:list-item>
                <text:p>What SSH does</text:p>
              </text:list-item>
              <text:list-item>
                <text:p>How we use SSH, and a how-to</text:p>
              </text:list-item>
            </text:list>
          </draw:text-box>
        </draw:frame>
        <draw:frame presentation:style-name="pr6" draw:text-style-name="P3" draw:layer="layout" svg:width="13cm" svg:height="4.5cm" svg:x="8.255cm" svg:y="10.105cm" presentation:class="title" presentation:user-transformed="true">
          <draw:text-box>
            <text:p text:style-name="P2"><text:span text:style-name="T1">Ask any questions as you have the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SSH - Basics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Secure Shell (SSH) is a protocol to operate over an unsecured network in a secure manner</text:p>
                <text:list>
                  <text:list-item>
                    <text:p>For our purposes, we use it for remote login to our systems</text:p>
                  </text:list-item>
                </text:list>
              </text:list-item>
              <text:list-item>
                <text:p>Uses RSA keys for authentication</text:p>
                <text:list>
                  <text:list-item>
                    <text:p>More secure than just a password, but you can use passwords if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SSH - Usage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vides a command-line interface from which we can interface with a <text:span text:style-name="T2">different</text:span><text:span text:style-name="T3"> computer without being next to </text:span><text:span text:style-name="T3">it</text:span></text:p>
                <text:list>
                  <text:list-item>
                    <text:p><text:span text:style-name="T3">There are also graphical options that leverage SSH like VS Code’s </text:span><text:span text:style-name="T3">remote editing plugins</text:span></text:p>
                  </text:list-item>
                  <text:list-item>
                    <text:p><text:span text:style-name="T3">For certain applications (Paraview, Blender) it can allow you to run </text:span><text:span text:style-name="T3">operations on a different system than your 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SSH - Usage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sh <text:a xlink:href="mailto:USER@IP-ADDRESS" xlink:type="simple">USER@IP-ADDRESS</text:a></text:p>
                <text:list>
                  <text:list-item>
                    <text:p>Accessed primarily through the command-line</text:p>
                  </text:list-item>
                  <text:list-item>
                    <text:p>The above command will connect your computer to the server located at IP-ADDRESS</text:p>
                  </text:list-item>
                  <text:list-item>
                    <text:p>USER is the name of a user that exists on the server, not your own local device</text:p>
                  </text:list-item>
                  <text:list-item>
                    <text:p>When successful, a password for USER will be required to log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SSH - Usage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sh-keygen</text:p>
                <text:list>
                  <text:list-item>
                    <text:p>The above command generates an RSA key pair</text:p>
                    <text:list>
                      <text:list-item>
                        <text:p>The public key is given to the server</text:p>
                      </text:list-item>
                      <text:list-item>
                        <text:p>The private key exists on your system, not shared with anyone</text:p>
                      </text:list-item>
                    </text:list>
                  </text:list-item>
                  <text:list-item>
                    <text:p>You can copy these keys to any system that you want to be able to authenticate with your login credential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SSH - Usage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ssh-copy-id -i id_rsa.pub <text:a xlink:href="mailto:USER@IP-ADDRESS" xlink:type="simple">USER@IP-ADDRESS</text:a></text:p>
                <text:list>
                  <text:list-item>
                    <text:p>This copies your public key to the server</text:p>
                  </text:list-item>
                  <text:list-item>
                    <text:p>A password for USER will be required to copy the key</text:p>
                  </text:list-item>
                  <text:list-item>
                    <text:p>If successful, you shouldn’t need a password to authenticate any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SSH – Club Systems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Laputa</text:p>
                <text:list>
                  <text:list-item>
                    <text:p>Uses the blade servers or “pizza boxes” as nodes in the cluster</text:p>
                  </text:list-item>
                  <text:list-item>
                    <text:p>Older hardware but performs well within a cluster</text:p>
                  </text:list-item>
                </text:list>
              </text:list-item>
              <text:list-item>
                <text:p>Naushikaa</text:p>
                <text:list>
                  <text:list-item>
                    <text:p>Formerly “Big Boy”, uses NVIDIA TITAN Xs</text:p>
                  </text:list-item>
                </text:list>
              </text:list-item>
              <text:list-item>
                <text:p>Totoro</text:p>
                <text:list>
                  <text:list-item>
                    <text:p>Newest system, uses NVIDIA RTX 3090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SSH - Demonstration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ick Demonstration with one of our club systems</text:p>
                <text:list>
                  <text:list-item>
                    <text:p>Naushikaa (10.92.50.23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Semibold" style:font-pitch="variable"/>
    <style:font-face style:name="Source Code Pro1" svg:font-family="'Source Code Pro'" style:font-adornments="Semibold" style:font-pitch="fixed"/>
    <style:font-face style:name="Source Code Pro2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2H35M28S</meta:editing-duration>
    <meta:editing-cycles>8</meta:editing-cycles>
    <meta:generator>LibreOffice/7.6.1.2$Linux_X86_64 LibreOffice_project/60$Build-2</meta:generator>
    <dc:title>Midnightblue</dc:title>
    <dc:date>2023-09-25T17:22:19.523232813</dc:date>
    <meta:document-statistic meta:object-count="87"/>
  </office:meta>
</office:document-meta>
</file>